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117.16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45.04pt"/>
    </style:style>
    <style:style style:name="co5" style:family="table-column">
      <style:table-column-properties fo:break-before="auto" style:column-width="57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ditionYea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ni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pelled: Tuscalooso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Brin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“Hotels” category listed twice, is the second one a Tourist Home?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arber Shop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South Camd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dy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ussell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tel</text:p>
          </table:table-cell>
          <table:table-cell office:value-type="float" office:value="13" calcext:value-type="float">
            <text:p>1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M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staurant</text:p>
          </table:table-cell>
          <table:table-cell office:value-type="float" office:value="17" calcext:value-type="float">
            <text:p>1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arber Shop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vern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Night Club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Service Station</text:p>
          </table:table-cell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Automotiv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al Estat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sino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er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abel missing, categorized as Tourist Home in 1950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ictor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Green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Ma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ame name listed under Beauty Shops as well, I’ll count both as 1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7" calcext:value-type="float">
            <text:p>1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elray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outh Jackso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West Palm Beac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20" calcext:value-type="float">
            <text:p>2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epartment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Waukeg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Town listed twice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listed under “Chinese Restaurant”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West Baden Sprin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ffey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mp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avenwor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opkin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incoln 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estaurant</text:p>
          </table:table-cell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ke Char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rga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Restaurant</text:p>
          </table:table-cell>
          <table:table-cell office:value-type="float" office:value="11" calcext:value-type="float">
            <text:p>1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Taverns category listed twice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xi Cab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Opelcus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cotland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Gardni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No address listed under this town here, but Tourist Home listed in 1950. I assume the same for this year.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Old Orcha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isted under “Garages” but that’s a typo.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vre de Gra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Princess An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parrows Poi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Stati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Upper Marl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eauty Parlor</text:p>
          </table:table-cell>
          <table:table-cell office:value-type="float" office:value="21" calcext:value-type="float">
            <text:p>2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Hyam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Adam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eed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tockbrid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wamp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bu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enton Harbo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tle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20" calcext:value-type="float">
            <text:p>2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ourist Home</text:p>
          </table:table-cell>
          <table:table-cell office:value-type="float" office:value="11" calcext:value-type="float">
            <text:p>1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Oscod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outh Haven 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Three River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Liquor Store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Liquor Store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Funeral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kating Rink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ndenhall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pe Giradea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xcelsior Spring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Hannib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mentioned twice, 1 of which is ad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19" calcext:value-type="float">
            <text:p>1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berl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Restaurant</text:p>
          </table:table-cell>
          <table:table-cell office:value-type="float" office:value="17" calcext:value-type="float">
            <text:p>1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eauty Parlor</text:p>
          </table:table-cell>
          <table:table-cell office:value-type="float" office:value="28" calcext:value-type="float">
            <text:p>2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vern</text:p>
          </table:table-cell>
          <table:table-cell office:value-type="float" office:value="18" calcext:value-type="float">
            <text:p>1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Service Station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avern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Ainsworth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Category is missing. Very similar names and same address listed as Tourist Homes in 1941.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Grand Is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ourist Home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avern</text:p>
          </table:table-cell>
          <table:table-cell office:value-type="float" office:value="21" calcext:value-type="float">
            <text:p>2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ll Mead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ights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yport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nnelwor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ke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hwa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mouth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eauty Products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: Wholesale Retail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Garage category listed twic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24" calcext:value-type="float">
            <text:p>2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ulsbo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ahwa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war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oms Riv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oodbu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est Pleasantville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Restaurant</text:p>
          </table:table-cell>
          <table:table-cell office:value-type="float" office:value="16" calcext:value-type="float">
            <text:p>16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eauty Parlor</text:p>
          </table:table-cell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vern</text:p>
          </table:table-cell>
          <table:table-cell office:value-type="float" office:value="15" calcext:value-type="float">
            <text:p>1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ilor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roton-on-the-Hud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asting-on-the-Hud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Glen Fall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echanic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Jerv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aratoga Spring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Taverns category listed twice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30" calcext:value-type="float">
            <text:p>30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, 1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31" calcext:value-type="float">
            <text:p>3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, 1 is ad, 1 is chinese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rber Shop</text:p>
          </table:table-cell>
          <table:table-cell office:value-type="float" office:value="18" calcext:value-type="float">
            <text:p>18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, 1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Confectionery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94" calcext:value-type="float">
            <text:p>9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Printing and Publishing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,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Photo Engravers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4" calcext:value-type="float">
            <text:p>1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, 1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32" calcext:value-type="float">
            <text:p>3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, 1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, is ad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arlem <text:s/>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38" calcext:value-type="float">
            <text:p>38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27" calcext:value-type="float">
            <text:p>2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llroom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est Brigh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Richmo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taten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Ossinin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Las Cruc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umcari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Bladen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Service Station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aston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alls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igh Poi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t. Oliv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isted as Tailors, but same addresses are Hotels in 1947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ame name listed under Service Station as well.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Same name listed under Tourist Home as well.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hi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8" calcext:value-type="float">
            <text:p>1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vern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xi Cab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Hotel category listed twice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estaurant</text:p>
          </table:table-cell>
          <table:table-cell office:value-type="float" office:value="29" calcext:value-type="float">
            <text:p>29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Chinese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auty Parlor</text:p>
          </table:table-cell>
          <table:table-cell office:value-type="float" office:value="22" calcext:value-type="float">
            <text:p>2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arber Shop</text:p>
          </table:table-cell>
          <table:table-cell office:value-type="float" office:value="11" calcext:value-type="float">
            <text:p>1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vern</text:p>
          </table:table-cell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Garag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teub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Bo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Chickas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 Spri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etty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isted under Beauty Parlor, but same addresses that have been Tourist Homes the 1947 and before.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New Cast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24" calcext:value-type="float">
            <text:p>2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27" calcext:value-type="float">
            <text:p>2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haron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tlantic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ross Hi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Orangeburg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Rock Hill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creation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Drug Stor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Night Club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yler 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xahach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North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unbar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ewlet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ur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atural 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1 is ad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eauty Parlor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vern</text:p>
          </table:table-cell>
          <table:table-cell office:value-type="float" office:value="9" calcext:value-type="float">
            <text:p>9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Drug Store</text:p>
          </table:table-cell>
          <table:table-cell office:value-type="float" office:value="7" calcext:value-type="float">
            <text:p>7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Lett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“Lodgings”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Fairmont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Morgantow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Park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East Raine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St. Albans</text:p>
          </table:table-cell>
          <table:table-cell office:value-type="string" calcext:value-type="string">
            <text:p>Tourist Cabins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ite Sulphur Spring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St.Georges</text:p>
          </table:table-cell>
          <table:table-cell office:value-type="string" calcext:value-type="string">
            <text:p>Bicycles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Jacal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Tamazuncha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Ixquimilip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Cuernavac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/00/0000</text:date>, <text:time style:data-style-name="N2" text:time-value="20:47:22.266028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8-08-05T20:47:47.155719701</dc:date>
    <dc:creator>Claudia Engel</dc:creator>
    <meta:editing-duration>P34DT18H30M21S</meta:editing-duration>
    <meta:editing-cycles>686</meta:editing-cycles>
    <meta:generator>LibreOffice/6.0.2.1$MacOSX_X86_64 LibreOffice_project/f7f06a8f319e4b62f9bc5095aa112a65d2f3ac89</meta:generator>
    <meta:document-statistic meta:table-count="1" meta:cell-count="8441" meta:object-count="0"/>
  </office:meta>
</office:document-meta>
</file>